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5968" calcext:value-type="float">
            <text:p>65.2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5112" calcext:value-type="float">
            <text:p>65.2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424" calcext:value-type="float">
            <text:p>65.1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6848" calcext:value-type="float">
            <text:p>64.6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6024" calcext:value-type="float">
            <text:p>66.4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156" calcext:value-type="float">
            <text:p>62.0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7312" calcext:value-type="float">
            <text:p>56.2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84128" calcext:value-type="float">
            <text:p>61.9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0472" calcext:value-type="float">
            <text:p>54.8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201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